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3b1de2" officeooo:paragraph-rsid="0023055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cf775" officeooo:paragraph-rsid="0025118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officeooo:rsid="00230559" officeooo:paragraph-rsid="00230559"/>
    </style:style>
    <style:style style:name="P44" style:family="paragraph" style:parent-style-name="Standard">
      <style:paragraph-properties fo:text-align="start" style:justify-single-word="false"/>
      <style:text-properties officeooo:rsid="00230559" officeooo:paragraph-rsid="00251183"/>
    </style:style>
    <style:style style:name="P45" style:family="paragraph" style:parent-style-name="Standard">
      <style:paragraph-properties fo:text-align="justify" style:justify-single-word="false"/>
      <style:text-properties officeooo:rsid="00251183"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37735" officeooo:paragraph-rsid="00537735" style:font-size-asian="12pt" style:font-weight-asian="normal" style:font-size-complex="12pt" style:font-weight-complex="normal"/>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3">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4">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4">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3">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3"/>
      <text:p text:style-name="P6">4. ¿Cómo es el mapa de memoria de la familia?</text:p>
      <text:p text:style-name="P43"/>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3"/>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3"/>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5">Se da c</text:span><text:span text:style-name="T25">uando se ejecuta un “Exception Handler”. Tiene nivel de acceso privilegiado o no privilegiado.</text:span></text:p>
      <text:p text:style-name="P23">Modo handler.- <text:span text:style-name="T35">Se da c</text:span><text:span text:style-name="T25">uando se ejecuta normalmente del código de la aplicación. Tiene nivel de acceso privilegiado.</text:span></text:p>
      <text:p text:style-name="P24"/>
      <text:p text:style-name="P10"/>
      <text:p text:style-name="P6">7. ¿Qué se entiende por modelo de registros ortogonal? Dé un ejemplo</text:p>
      <text:p text:style-name="P43"/>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3"/>
      <text:p text:style-name="P6">8. ¿Qué ventajas presenta el uso de in<text:span text:style-name="T22">s</text:span>trucciones de ejecución condicional (IT)? Dé un</text:p>
      <text:p text:style-name="P6">ejemplo</text:p>
      <text:p text:style-name="P52">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5">SUBNE<text:tab/>R0, 1<text:tab/><text:tab/>// Si R0 != R1 ejecuta, R0 = R0 -1</text:p>
      <text:p text:style-name="P35"><text:tab/><text:tab/><text:tab/><text:tab/>// Si es igual no realiza la operación</text:p>
      <text:p text:style-name="P35"><text:tab/><text:tab/><text:tab/><text:tab/>// pero igual consume ciclos de reloj</text:p>
      <text:p text:style-name="P12"/>
      <text:p text:style-name="P7">9. Describa brevemente las excepciones más prioritarias (reset, NMI, Hardfault).</text:p>
      <text:p text:style-name="P43"/>
      <text:p text:style-name="P11"><text:span text:style-name="T20">Reset.- </text:span><text:span text:style-name="T26">Prioridad -3, </text:span><text:span text:style-name="T42">es la prioridad mas </text:span><text:span text:style-name="T38">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3"/>
      <text:p text:style-name="P31"/>
      <text:p text:style-name="P43"/>
      <text:p text:style-name="P6">11. Describa la secuencia de reset del microprocesador.</text:p>
      <text:p text:style-name="P43"/>
      <text:p text:style-name="P10"/>
      <text:p text:style-name="P45"/>
      <text:p text:style-name="P6">12. ¿Qué entiende por “core peripherals”? ¿Qué diferencia existe entre estos y el resto de</text:p>
      <text:p text:style-name="P6">los periféricos?</text:p>
      <text:p text:style-name="P43"/>
      <text:p text:style-name="P10"/>
      <text:p text:style-name="P10"/>
      <text:p text:style-name="P6">13. ¿Cómo se implementan las prioridades de las interrupciones? Dé un ejemplo</text:p>
      <text:p text:style-name="P43"/>
      <text:p text:style-name="P10"/>
      <text:p text:style-name="P10"/>
      <text:p text:style-name="P6">14. ¿Qué es el CMSIS? ¿Qué función cumple? ¿Quién lo provee? ¿Qué ventajas aporta?</text:p>
      <text:p text:style-name="P43"/>
      <text:p text:style-name="P10"/>
      <text:p text:style-name="P10"/>
      <text:p text:style-name="P6">15. Cuando ocurre una interrupción, asumiendo que está habilitada ¿Cómo opera el</text:p>
      <text:p text:style-name="P6">microprocesador para atender a la subrutina correspondiente? Explique con un ejemplo</text:p>
      <text:p text:style-name="P43"><text:soft-page-break/></text:p>
      <text:p text:style-name="P10"/>
      <text:p text:style-name="P43"/>
      <text:p text:style-name="P6">17. ¿Cómo cambia la operación de stacking al utilizar la unidad de punto flotante?</text:p>
      <text:p text:style-name="P6"/>
      <text:p text:style-name="P21"/>
      <text:p text:style-name="P43"/>
      <text:p text:style-name="P6">16. Explique las características avanzadas de atención a interrupciones: tail chaining y late</text:p>
      <text:p text:style-name="P6">arrival.</text:p>
      <text:p text:style-name="P43"/>
      <text:p text:style-name="P36"><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6"/>
      <text:p text:style-name="P36"><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3"/>
      <text:p text:style-name="P6">17. ¿Qué es el systick? ¿Por qué puede afirmarse que su implementación favorece la</text:p>
      <text:p text:style-name="P6">portabilidad de los sistemas operativos embebidos?</text:p>
      <text:p text:style-name="P43"/>
      <text:p text:style-name="P32"/>
      <text:p text:style-name="P10"/>
      <text:p text:style-name="P6">18. ¿Qué funciones cumple la unidad de protección de memoria (MPU)?</text:p>
      <text:p text:style-name="P43"/>
      <text:p text:style-name="P29">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3"/>
      <text:p text:style-name="P56"><text:span text:style-name="T10">Se pueden configurar hasta 8 regiones de memoria. </text:span></text:p>
      <text:p text:style-name="P56"><text:span text:style-name="T10">Para el caso que dos regiones se solapan, la de mayor numeración tendrá la prioridad</text:span><text:span text:style-name="T10">.</text:span></text:p>
      <text:p text:style-name="P56"><text:span text:style-name="T10">Las zonas de memoria no cubiertas, no serán accesibles, y si se intenta acceder lanzará una excepción, en principio de hardfautl. </text:span></text:p>
      <text:p text:style-name="P10"/>
      <text:p text:style-name="P6">20. ¿Para qué se suele utilizar la excepción PendSV? ¿Cómo se relaciona su uso con el resto</text:p>
      <text:p text:style-name="P6">de las excepciones? Dé un ejemplo</text:p>
      <text:p text:style-name="P10"/>
      <text:p text:style-name="P55">Es una excepción que se dispara por software, tiene la prioridad más baja asegurándose que todas las demás de tareas de procesamiento de interrupciones se ejecuten. Es usado en operaciones de cambio de contexto en los sistemas operativos.</text:p>
      <text:p text:style-name="P55">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4"/>
      <text:p text:style-name="P46">21. ¿Para qué se suele utilizar la excepción SVC? Expliquelo dentro de un marco de un</text:p>
      <text:p text:style-name="P46"><text:soft-page-break/>sistema operativo embebido.</text:p>
      <text:p text:style-name="P43"/>
      <text:p text:style-name="P38">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1">ISA</text:p>
      <text:p text:style-name="P5"/>
      <text:p text:style-name="P5">1. ¿Qué son los sufijos y para qué se los utiliza? Dé un ejemplo.</text:p>
      <text:p text:style-name="P5"/>
      <text:p text:style-name="P26">Los sufijos <text:span text:style-name="T31">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39"><text:span text:style-name="T15">2</text:span>. ¿<text:span text:style-name="T15">Para que se utiliza el sufijo ‘s’</text:span>? Dé un ejemplo.</text:p>
      <text:p text:style-name="P39"/>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40"><text:span text:style-name="T16">3</text:span>. ¿<text:span text:style-name="T16">Que utilidad tiene la implementación de aritmética saturada</text:span>? Dé un ejemplo <text:span text:style-name="T17">con operaciones de datos de 8 bits</text:span>.</text:p>
      <text:p text:style-name="P40"/>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5"><text:soft-page-break/>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40"><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1"/>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0"/>
      <text:p text:style-name="P40"><text:span text:style-name="T28">5</text:span>. ¿<text:span text:style-name="T16">Qué es una instrucción SIMD</text:span>? <text:span text:style-name="T16">¿En que aplican y que ventajas reporta su uso? Dé un</text:span></text:p>
      <text:p text:style-name="P40"><text:span text:style-name="T16">ejemplo</text:span>.</text:p>
      <text:p text:style-name="P40"/>
      <text:p text:style-name="P37">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7"/>
      <text:p text:style-name="P42"/>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08:33:39.696367671</dc:date>
    <meta:editing-duration>P3DT1M18S</meta:editing-duration>
    <meta:editing-cycles>12</meta:editing-cycles>
    <meta:generator>LibreOffice/6.4.7.2$Linux_X86_64 LibreOffice_project/40$Build-2</meta:generator>
    <meta:document-statistic meta:table-count="0" meta:image-count="1" meta:object-count="0" meta:page-count="6" meta:paragraph-count="125" meta:word-count="1947" meta:character-count="11785" meta:non-whitespace-character-count="9866"/>
  </office:meta>
</office:document-meta>
</file>